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d2d2" officeooo:paragraph-rsid="0005d2d2"/>
    </style:style>
    <style:style style:name="P2" style:family="paragraph" style:parent-style-name="Standard">
      <style:paragraph-properties fo:text-align="justify" style:justify-single-word="false"/>
      <style:text-properties officeooo:rsid="0005d2d2" officeooo:paragraph-rsid="0005d2d2"/>
    </style:style>
    <style:style style:name="P3" style:family="paragraph" style:parent-style-name="Standard">
      <style:paragraph-properties fo:text-align="justify" style:justify-single-word="false"/>
      <style:text-properties officeooo:rsid="0005d2d2" officeooo:paragraph-rsid="000ae6d8"/>
    </style:style>
    <style:style style:name="P4" style:family="paragraph" style:parent-style-name="Standard">
      <style:paragraph-properties fo:text-align="justify" style:justify-single-word="false"/>
      <style:text-properties officeooo:paragraph-rsid="0005d2d2"/>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rsid="0005d2d2" officeooo:paragraph-rsid="0005d2d2"/>
    </style:style>
    <style:style style:name="P7" style:family="paragraph" style:parent-style-name="Table_20_Contents">
      <style:paragraph-properties fo:text-align="justify" style:justify-single-word="false"/>
      <style:text-properties officeooo:rsid="0005d2d2" officeooo:paragraph-rsid="0009bcf7"/>
    </style:style>
    <style:style style:name="T1" style:family="text">
      <style:text-properties officeooo:rsid="0005d2d2"/>
    </style:style>
    <style:style style:name="T2" style:family="text">
      <style:text-properties officeooo:rsid="00073ca4"/>
    </style:style>
    <style:style style:name="T3" style:family="text">
      <style:text-properties officeooo:rsid="0008adc7"/>
    </style:style>
    <style:style style:name="T4" style:family="text">
      <style:text-properties officeooo:rsid="0009bcf7"/>
    </style:style>
    <style:style style:name="T5" style:family="text">
      <style:text-properties officeooo:rsid="000bbc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Pedro Cesar Cort<text:span text:style-name="T2">e</text:span>s <text:span text:style-name="T2">Sánchez </text:span><text:span text:style-name="T3">A00354887</text:span></text:p>
      <text:p text:style-name="P1"/>
      <text:p text:style-name="P4"><text:span text:style-name="T1"><text:tab/>Mi participación en el proyecto fue crear la pagina web que contiene el código que se encarga de validar la equivalencia de las expresiones regulares, ademas fui el encargado de hacer la documentación: Justificar el por que decidimos elegir este proyecto, ademas de describir el proceso del proyecto y al final crear el manual del usuario, una vez que estos fueron creados, también me encargue de crear un consenso con mis compañeros para ver que efectivamente todos estábamos de acuerdo con la información que se iba a presentar.</text:span></text:p>
      <text:p text:style-name="P4"/>
      <text:p text:style-name="P4"/>
      <text:p text:style-name="P2"/>
      <text:p text:style-name="P2">Lista de Integrantes del Equipo:</text:p>
      <text:p text:style-name="P2"/>
      <table:table table:name="Tabla1" table:style-name="Tabla1">
        <table:table-column table:style-name="Tabla1.A" table:number-columns-repeated="3"/>
        <table:table-row>
          <table:table-cell table:style-name="Tabla1.A1" office:value-type="string">
            <text:p text:style-name="P6">Nombre</text:p>
          </table:table-cell>
          <table:table-cell table:style-name="Tabla1.A1" office:value-type="string">
            <text:p text:style-name="P6">Evaluación</text:p>
          </table:table-cell>
          <table:table-cell table:style-name="Tabla1.C1" office:value-type="string">
            <text:p text:style-name="P6">Justificación</text:p>
          </table:table-cell>
        </table:table-row>
        <table:table-row>
          <table:table-cell table:style-name="Tabla1.A2" office:value-type="string">
            <text:p text:style-name="P7">Luis Eduardo Montes Siordia <text:span text:style-name="T3">A0035488</text:span><text:span text:style-name="T4">8</text:span></text:p>
          </table:table-cell>
          <table:table-cell table:style-name="Tabla1.A2" office:value-type="string">
            <text:p text:style-name="P6">100</text:p>
          </table:table-cell>
          <table:table-cell table:style-name="Tabla1.C2" office:value-type="string">
            <text:p text:style-name="P6">Luis fue el encargado de convertir los autómatas no deterministas a deterministas y de comparar los autómatas, esto fue una parte fundamental para llegar al éxito del programa <text:span text:style-name="T5">y esa es la razón por la que creo que merece el 100</text:span></text:p>
          </table:table-cell>
        </table:table-row>
        <table:table-row>
          <table:table-cell table:style-name="Tabla1.A2" office:value-type="string">
            <text:p text:style-name="P7">Juan Carlos Díaz Castañeda <text:span text:style-name="T3">A0035488</text:span><text:span text:style-name="T4">9</text:span></text:p>
          </table:table-cell>
          <table:table-cell table:style-name="Tabla1.A2" office:value-type="string">
            <text:p text:style-name="P6">100</text:p>
          </table:table-cell>
          <table:table-cell table:style-name="Tabla1.C2" office:value-type="string">
            <text:p text:style-name="P5">Juan se encargo de convertir las expresiones regulares en arboles y <text:span text:style-name="T1">autómatas</text:span> no deterministas, <text:span text:style-name="T1">así que el fue quien inicio el proceso del calculo de la equivalencia, otra parte fundamental que si no se hace, nos deja incompleto el programa, </text:span><text:span text:style-name="T5">por lo que creo que el 100 es totalmente merecido</text:span></text:p>
          </table:table-cell>
        </table:table-row>
        <table:table-row>
          <table:table-cell table:style-name="Tabla1.A2" office:value-type="string">
            <text:p text:style-name="P6">Pedro Cesar Cortes Sánchez</text:p>
            <text:p text:style-name="P3"><text:span text:style-name="T3">A00354887</text:span></text:p>
          </table:table-cell>
          <table:table-cell table:style-name="Tabla1.A2" office:value-type="string">
            <text:p text:style-name="P6">90</text:p>
          </table:table-cell>
          <table:table-cell table:style-name="Tabla1.C2" office:value-type="string">
            <text:p text:style-name="P6">Yo fui el encargado de hacer el recipiente que contiene el código y de alguna manera la interfaz del usuario, ademas de crear la documentación, si bien no es igual de duro que el trabajo que hicieron mis compañeros, también es parte fundamental para entregar un proyecto completo</text:p>
          </table:table-cell>
        </table:table-row>
      </table:table>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5T16:26:44.876000000</meta:creation-date>
    <meta:generator>LibreOffice/7.0.0.3$Windows_X86_64 LibreOffice_project/8061b3e9204bef6b321a21033174034a5e2ea88e</meta:generator>
    <dc:date>2020-11-25T16:46:27.461000000</dc:date>
    <meta:editing-duration>PT19M39S</meta:editing-duration>
    <meta:editing-cycles>6</meta:editing-cycles>
    <meta:document-statistic meta:table-count="1" meta:image-count="0" meta:object-count="0" meta:page-count="1" meta:paragraph-count="16" meta:word-count="258" meta:character-count="1541" meta:non-whitespace-character-count="1298"/>
  </office:meta>
</office:document-meta>
</file>